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55cm" fo:min-width="8.7cm" draw:shadow="hidden"/>
    </style:style>
    <style:style style:name="gr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2.102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79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5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51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1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42cm" fo:min-width="2.901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42cm" fo:min-width="2.90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51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0.95cm"/>
    </style:style>
    <style:style style:name="gr16" style:family="graphic" style:parent-style-name="standard">
      <style:graphic-properties draw:stroke="none" svg:stroke-color="#000000" draw:fill="solid" draw:fill-color="#ffffff" fo:min-height="0.45cm" draw:shadow="hidden"/>
    </style:style>
    <style:style style:name="gr17" style:family="graphic" style:parent-style-name="standard">
      <style:graphic-properties svg:stroke-color="#000000" draw:fill="solid" draw:fill-color="#ffffff" draw:textarea-vertical-align="middle" draw:shadow="hidden"/>
    </style:style>
    <style:style style:name="gr1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15cm" fo:min-width="3.1cm"/>
    </style:style>
    <style:style style:name="gr22" style:family="graphic" style:parent-style-name="standard">
      <style:graphic-properties draw:textarea-horizontal-align="justify" draw:textarea-vertical-align="middle" draw:auto-grow-height="false" fo:min-height="1.1cm" fo:min-width="1.35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5cm" fo:min-width="1.9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6cm" fo:min-width="1.55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34cm" fo:min-width="1.652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Padrão_5f_1">
      <style:graphic-properties draw:textarea-horizontal-align="justify" draw:textarea-vertical-align="middle" draw:auto-grow-height="false" fo:min-height="0.489cm" fo:min-width="3.1cm"/>
    </style:style>
    <style:style style:name="gr33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Padrão_5f_1">
      <style:graphic-properties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0.55cm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86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3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7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Padrão_5f_1">
      <style:graphic-properties fo:min-height="0cm"/>
    </style:style>
    <style:style style:name="gr45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9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8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center"/>
      <style:text-properties fo:font-size="10pt"/>
    </style:style>
    <style:style style:name="P14" style:family="paragraph">
      <style:paragraph-properties fo:text-align="center"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4" draw:id="id14" draw:layer="layout" svg:width="9.2cm" svg:height="4.8cm" svg:x="1.5cm" svg:y="1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4cm" svg:height="1.6cm" svg:x="1.6cm" svg:y="3.4cm">
          <text:p text:style-name="P2"><text:span text:style-name="T1">Ve</text:span><text:span text:style-name="T1">rifi</text:span><text:span text:style-name="T1">ca</text:span><text:span text:style-name="T1">çã</text:span><text:span text:style-name="T1">o </text:span><text:span text:style-name="T1">do</text:span><text:span text:style-name="T1">s </text:span></text:p>
          <text:p text:style-name="P2"><text:span text:style-name="T1">par</text:span><text:span text:style-name="T1">âm</text:span><text:span text:style-name="T1">etr</text:span><text:span text:style-name="T1">os</text:span></text:p>
          <text:p text:style-name="P2"><text:span text:style-name="T1">de </text:span><text:span text:style-name="T1">ent</text:span><text:span text:style-name="T1">rad</text:span><text:span text:style-name="T1">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3" draw:id="id3" draw:layer="layout" svg:width="3.2cm" svg:height="1.828cm" svg:x="1.7cm" svg:y="7.8cm">
          <text:p text:style-name="P2"><text:span text:style-name="T1">En</text:span><text:span text:style-name="T1">con</text:span><text:span text:style-name="T1">trar </text:span></text:p>
          <text:p text:style-name="P2"><text:span text:style-name="T1">nú</text:span><text:span text:style-name="T1">me</text:span><text:span text:style-name="T1">ro</text:span></text:p>
          <text:p text:style-name="P2"><text:span text:style-name="T1">má</text:span><text:span text:style-name="T1">xim</text:span><text:span text:style-name="T1">o </text:span><text:span text:style-name="T1">de</text:span></text:p>
          <text:p text:style-name="P2"><text:span text:style-name="T1">per</text:span><text:span text:style-name="T1">mu</text:span><text:span text:style-name="T1">taç</text:span><text:span text:style-name="T1">õ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3" draw:layer="layout" svg:x1="3.3cm" svg:y1="5cm" svg:x2="3.3cm" svg:y2="5.7cm" draw:start-shape="id1" draw:start-glue-point="2" svg:d="M3300 5000v700" svg:viewBox="0 0 1 701">
          <text:p/>
        </draw:connector>
        <draw:connector draw:style-name="gr5" draw:text-style-name="P3" draw:layer="layout" svg:x1="3.3cm" svg:y1="7.2cm" svg:x2="3.3cm" svg:y2="7.8cm" draw:start-shape="id2" draw:start-glue-point="7" draw:end-shape="id3" draw:end-glue-point="0" svg:d="M3300 7200v600" svg:viewBox="0 0 1 601">
          <text:p/>
        </draw:connector>
        <draw:custom-shape draw:style-name="gr6" draw:text-style-name="P3" xml:id="id4" draw:id="id4" draw:layer="layout" svg:width="1.5cm" svg:height="0.8cm" svg:x="2.55cm" svg:y="1.7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svg:x1="3.3cm" svg:y1="2.5cm" svg:x2="3.3cm" svg:y2="3.4cm" draw:start-shape="id4" draw:start-glue-point="6" draw:end-shape="id1" draw:end-glue-point="0" svg:d="M3300 2500v900" svg:viewBox="0 0 1 901">
          <text:p/>
        </draw:connector>
        <draw:custom-shape draw:style-name="gr8" draw:text-style-name="P3" xml:id="id8" draw:id="id8" draw:layer="layout" svg:width="1.5cm" svg:height="0.9cm" svg:x="2.56cm" svg:y="19.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3" xml:id="id7" draw:id="id7" draw:layer="layout" svg:width="3.2cm" svg:height="1.4cm" svg:x="1.7cm" svg:y="17.3cm">
          <text:p text:style-name="P2"><text:span text:style-name="T1">Lib</text:span><text:span text:style-name="T1">ert</text:span><text:span text:style-name="T1">ar </text:span></text:p>
          <text:p text:style-name="P2"><text:span text:style-name="T1">me</text:span><text:span text:style-name="T1">mó</text:span><text:span text:style-name="T1">ri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3" xml:id="id5" draw:id="id5" draw:layer="layout" svg:width="3.2cm" svg:height="1.1cm" svg:x="1.7cm" svg:y="10.3cm">
          <text:p text:style-name="P2"><text:span text:style-name="T1">Construir o </text:span></text:p>
          <text:p text:style-name="P2"><text:span text:style-name="T1">grafo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svg:x1="3.3cm" svg:y1="9.628cm" svg:x2="3.3cm" svg:y2="10.3cm" draw:start-shape="id3" draw:start-glue-point="2" draw:end-shape="id5" draw:end-glue-point="0" svg:d="M3300 9628v672" svg:viewBox="0 0 1 673">
          <text:p/>
        </draw:connector>
        <draw:connector draw:style-name="gr11" draw:text-style-name="P1" xml:id="id11" draw:id="id11" draw:layer="layout" svg:x1="3.3cm" svg:y1="11.4cm" svg:x2="3.3cm" svg:y2="13.05cm" draw:start-shape="id5" draw:start-glue-point="2" draw:end-shape="id6" draw:end-glue-point="4" svg:d="M3300 11400v1650" svg:viewBox="0 0 1 1651">
          <text:p/>
        </draw:connector>
        <draw:connector draw:style-name="gr11" draw:text-style-name="P1" draw:layer="layout" svg:x1="3.3cm" svg:y1="18.7cm" svg:x2="3.31cm" svg:y2="19.5cm" draw:start-shape="id7" draw:start-glue-point="2" draw:end-shape="id8" draw:end-glue-point="4" svg:d="M3300 18700v401h10v399" svg:viewBox="0 0 11 801">
          <text:p/>
        </draw:connector>
        <draw:custom-shape draw:style-name="gr12" draw:text-style-name="P3" xml:id="id2" draw:id="id2" draw:layer="layout" svg:width="3.4cm" svg:height="1.5cm" svg:x="1.6cm" svg:y="5.7cm">
          <text:p text:style-name="P2"><text:span text:style-name="T1">Abrir</text:span></text:p>
          <text:p text:style-name="P2"><text:span text:style-name="T1">ficheiro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3" xml:id="id10" draw:id="id10" draw:layer="layout" svg:width="3.4cm" svg:height="1.5cm" svg:x="5.7cm" svg:y="14.86cm">
          <text:p text:style-name="P2"><text:span text:style-name="T1">Escrever</text:span></text:p>
          <text:p text:style-name="P2"><text:span text:style-name="T1">soluçõe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" xml:id="id9" draw:id="id9" draw:layer="layout" svg:width="3.2cm" svg:height="1.2cm" svg:x="5.8cm" svg:y="12.76cm">
          <text:p text:style-name="P2"><text:span text:style-name="T1">Re</text:span><text:span text:style-name="T1">sol</text:span><text:span text:style-name="T1">ver</text:span></text:p>
          <text:p text:style-name="P2"><text:span text:style-name="T1">pro</text:span><text:span text:style-name="T1">ble</text:span><text:span text:style-name="T1">m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svg:x1="4.75cm" svg:y1="14.45cm" svg:x2="5.8cm" svg:y2="13.36cm" draw:start-shape="id6" draw:start-glue-point="7" draw:end-shape="id9" draw:end-glue-point="3" svg:d="M4750 14450h526v-1090h524" svg:viewBox="0 0 1051 1091">
          <text:p/>
        </draw:connector>
        <draw:connector draw:style-name="gr11" draw:text-style-name="P1" draw:layer="layout" svg:x1="7.4cm" svg:y1="13.96cm" svg:x2="7.4cm" svg:y2="14.86cm" draw:start-shape="id9" draw:start-glue-point="2" draw:end-shape="id10" draw:end-glue-point="5" svg:d="M7400 13960v900" svg:viewBox="0 0 1 901">
          <text:p/>
        </draw:connector>
        <draw:custom-shape draw:style-name="gr15" draw:text-style-name="P1" xml:id="id6" draw:id="id6" draw:layer="layout" svg:width="2.9cm" svg:height="2.8cm" svg:x="1.85cm" svg:y="13.05cm">
          <text:p text:style-name="P5">Ler problem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9.1cm" svg:y1="15.61cm" svg:x2="3.3cm" svg:y2="12.225cm" draw:start-shape="id10" draw:start-glue-point="8" draw:end-shape="id11" draw:end-glue-point="0" svg:d="M9100 15610h502v-3385h-6302" svg:viewBox="0 0 6303 3386">
          <text:p/>
        </draw:connector>
        <draw:connector draw:style-name="gr11" draw:text-style-name="P1" draw:layer="layout" svg:x1="3.3cm" svg:y1="15.85cm" svg:x2="3.3cm" svg:y2="17.3cm" draw:start-shape="id6" draw:start-glue-point="6" draw:end-shape="id7" draw:end-glue-point="0" svg:d="M3300 15850v1450" svg:viewBox="0 0 1 1451">
          <text:p/>
        </draw:connector>
        <draw:frame draw:style-name="gr16" draw:text-style-name="P6" xml:id="id12" draw:id="id12" draw:layer="layout" svg:width="3.6cm" svg:height="0.7cm" svg:x="5.4cm" svg:y="7.7cm">
          <draw:text-box>
            <text:p>find_max_perm()</text:p>
          </draw:text-box>
        </draw:frame>
        <draw:connector draw:style-name="gr17" draw:text-style-name="P1" draw:layer="layout" svg:x1="4.9cm" svg:y1="8.714cm" svg:x2="7.2cm" svg:y2="8.4cm" draw:start-shape="id3" draw:start-glue-point="1" draw:end-shape="id12" svg:d="M4900 8714h2300v-314" svg:viewBox="0 0 2301 315">
          <text:p/>
        </draw:connector>
        <draw:frame draw:style-name="gr16" draw:text-style-name="P6" xml:id="id13" draw:id="id13" draw:layer="layout" svg:width="2.6cm" svg:height="0.7cm" svg:x="9.8cm" svg:y="10.8cm">
          <draw:text-box>
            <text:p>solve_pal()</text:p>
          </draw:text-box>
        </draw:frame>
        <draw:connector draw:style-name="gr17" draw:text-style-name="P1" draw:layer="layout" svg:x1="11.1cm" svg:y1="11.5cm" svg:x2="10.7cm" svg:y2="14.2cm" draw:start-shape="id13" draw:start-glue-point="2" draw:end-shape="id14" draw:end-glue-point="1" svg:d="M11100 11500v2700h-400" svg:viewBox="0 0 401 2701">
          <text:p/>
        </draw:connector>
        <draw:frame draw:style-name="gr16" draw:text-style-name="P6" xml:id="id15" draw:id="id15" draw:layer="layout" svg:width="2.5cm" svg:height="0.7cm" svg:x="5.8cm" svg:y="9.7cm">
          <draw:text-box>
            <text:p>read_dic()</text:p>
          </draw:text-box>
        </draw:frame>
        <draw:connector draw:style-name="gr17" draw:text-style-name="P1" draw:layer="layout" svg:x1="4.9cm" svg:y1="10.85cm" svg:x2="7.05cm" svg:y2="10.4cm" draw:start-shape="id5" draw:start-glue-point="1" draw:end-shape="id15" draw:end-glue-point="2" svg:d="M4900 10850h2150v-450" svg:viewBox="0 0 2151 451">
          <text:p/>
        </draw:connector>
      </draw:page>
      <draw:page draw:name="page2" draw:style-name="dp1" draw:master-page-name="Padrão">
        <draw:custom-shape draw:style-name="gr18" draw:text-style-name="P7" xml:id="id16" draw:id="id16" draw:layer="layout" svg:width="1.5cm" svg:height="0.8cm" svg:x="2.559cm" svg:y="2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9" draw:text-style-name="P8" draw:layer="layout" svg:x1="3.309cm" svg:y1="3cm" svg:x2="3.309cm" svg:y2="4cm" draw:start-shape="id16" draw:start-glue-point="6" draw:end-shape="id17" draw:end-glue-point="0" svg:d="M3309 3000v1000" svg:viewBox="0 0 1 1001">
          <text:p/>
        </draw:connector>
        <draw:connector draw:style-name="gr20" draw:text-style-name="P9" draw:layer="layout" svg:x1="3.309cm" svg:y1="5.4cm" svg:x2="3.309cm" svg:y2="6.4cm" draw:start-shape="id17" draw:start-glue-point="2" draw:end-shape="id18" draw:end-glue-point="0" svg:d="M3309 5400v1000" svg:viewBox="0 0 1 1001">
          <text:p/>
        </draw:connector>
        <draw:custom-shape draw:style-name="gr21" draw:text-style-name="P5" xml:id="id18" draw:id="id18" draw:layer="layout" svg:width="3.6cm" svg:height="1.4cm" svg:x="1.509cm" svg:y="6.4cm">
          <text:p text:style-name="P5">Inicializar grafos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svg:x1="3.309cm" svg:y1="7.8cm" svg:x2="3.309cm" svg:y2="8.9cm" draw:start-shape="id18" draw:start-glue-point="2" draw:end-shape="id19" draw:end-glue-point="0" svg:d="M3309 7800v1100" svg:viewBox="0 0 1 1101">
          <text:p/>
        </draw:connector>
        <draw:custom-shape draw:style-name="gr22" draw:text-style-name="P5" xml:id="id20" draw:id="id20" draw:layer="layout" svg:width="3.7cm" svg:height="2.7cm" svg:x="1.459cm" svg:y="11.5cm">
          <text:p text:style-name="P5">Para cada</text:p>
          <text:p text:style-name="P5">graf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xml:id="id21" draw:id="id21" draw:layer="layout" svg:width="3.7cm" svg:height="2.7cm" svg:x="5.859cm" svg:y="11.5cm">
          <text:p text:style-name="P5">Para cada</text:p>
          <text:p text:style-name="P5">vertice i do</text:p>
          <text:p text:style-name="P5">graf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xml:id="id22" draw:id="id22" draw:layer="layout" svg:width="3.7cm" svg:height="2.7cm" svg:x="10.359cm" svg:y="11.5cm">
          <text:p text:style-name="P5">Para cada</text:p>
          <text:p text:style-name="P5">vertice j entre</text:p>
          <text:p text:style-name="P5">0 e 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xml:id="id23" draw:id="id23" draw:layer="layout" svg:width="3.7cm" svg:height="2.7cm" svg:x="15.159cm" svg:y="11.5cm">
          <text:p text:style-name="P5">peso(i→j) &lt; </text:p>
          <text:p text:style-name="P5">peso maxim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5" xml:id="id24" draw:id="id24" draw:layer="layout" svg:width="3.6cm" svg:height="1.4cm" svg:x="15.209cm" svg:y="15.1cm">
          <text:p text:style-name="P5">Criar aresta i→j</text:p>
          <draw:enhanced-geometry svg:viewBox="0 0 21600 21600" draw:type="rectangle" draw:enhanced-path="M 0 0 L 21600 0 21600 21600 0 21600 0 0 Z N"/>
        </draw:custom-shape>
        <draw:custom-shape draw:style-name="gr21" draw:text-style-name="P5" xml:id="id25" draw:id="id25" draw:layer="layout" svg:width="3.6cm" svg:height="1.4cm" svg:x="15.209cm" svg:y="17.4cm">
          <text:p text:style-name="P5">Criar aresta j→i</text:p>
          <draw:enhanced-geometry svg:viewBox="0 0 21600 21600" draw:type="rectangle" draw:enhanced-path="M 0 0 L 21600 0 21600 21600 0 21600 0 0 Z N"/>
        </draw:custom-shape>
        <draw:connector draw:style-name="gr20" draw:text-style-name="P9" xml:id="id26" draw:id="id26" draw:layer="layout" svg:x1="3.309cm" svg:y1="10.3cm" svg:x2="3.309cm" svg:y2="11.5cm" draw:start-shape="id19" draw:start-glue-point="2" draw:end-shape="id20" draw:end-glue-point="4" svg:d="M3309 10300v1200" svg:viewBox="0 0 1 1201">
          <text:p/>
        </draw:connector>
        <draw:connector draw:style-name="gr20" draw:text-style-name="P9" draw:layer="layout" svg:x1="5.159cm" svg:y1="12.85cm" svg:x2="5.859cm" svg:y2="12.85cm" draw:start-shape="id20" draw:start-glue-point="7" draw:end-shape="id21" draw:end-glue-point="5" svg:d="M5159 12850h700" svg:viewBox="0 0 701 1">
          <text:p/>
        </draw:connector>
        <draw:connector draw:style-name="gr20" draw:text-style-name="P9" draw:layer="layout" svg:x1="9.559cm" svg:y1="12.85cm" svg:x2="10.359cm" svg:y2="12.85cm" draw:start-shape="id21" draw:start-glue-point="7" draw:end-shape="id22" draw:end-glue-point="5" svg:d="M9559 12850h800" svg:viewBox="0 0 801 1">
          <text:p/>
        </draw:connector>
        <draw:connector draw:style-name="gr20" draw:text-style-name="P9" draw:layer="layout" svg:x1="14.059cm" svg:y1="12.85cm" svg:x2="15.159cm" svg:y2="12.85cm" draw:start-shape="id22" draw:start-glue-point="7" draw:end-shape="id23" draw:end-glue-point="5" svg:d="M14059 12850h1100" svg:viewBox="0 0 1101 1">
          <text:p/>
        </draw:connector>
        <draw:connector draw:style-name="gr20" draw:text-style-name="P9" draw:layer="layout" svg:x1="17.009cm" svg:y1="14.2cm" svg:x2="17.009cm" svg:y2="15.1cm" draw:start-shape="id23" draw:start-glue-point="6" draw:end-shape="id24" draw:end-glue-point="0" svg:d="M17009 14200v900" svg:viewBox="0 0 1 901">
          <text:p/>
        </draw:connector>
        <draw:connector draw:style-name="gr20" draw:text-style-name="P9" draw:layer="layout" svg:x1="17.009cm" svg:y1="16.5cm" svg:x2="17.009cm" svg:y2="17.4cm" draw:start-shape="id24" draw:start-glue-point="2" draw:end-shape="id25" draw:end-glue-point="0" svg:d="M17009 16500v900" svg:viewBox="0 0 1 901">
          <text:p/>
        </draw:connector>
        <draw:custom-shape draw:style-name="gr21" draw:text-style-name="P5" xml:id="id17" draw:id="id17" draw:layer="layout" svg:width="3.6cm" svg:height="1.4cm" svg:x="1.509cm" svg:y="4cm">
          <text:p text:style-name="P5">Calcular tamanho</text:p>
          <text:p text:style-name="P5">dos grafos</text:p>
          <draw:enhanced-geometry svg:viewBox="0 0 21600 21600" draw:type="rectangle" draw:enhanced-path="M 0 0 L 21600 0 21600 21600 0 21600 0 0 Z N"/>
        </draw:custom-shape>
        <draw:custom-shape draw:style-name="gr21" draw:text-style-name="P5" xml:id="id19" draw:id="id19" draw:layer="layout" svg:width="3.6cm" svg:height="1.4cm" svg:x="1.509cm" svg:y="8.9cm">
          <text:p text:style-name="P5">Inserir palavras</text:p>
          <text:p text:style-name="P5">nos graf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draw:layer="layout" svg:x1="7.709cm" svg:y1="11.5cm" svg:x2="3.309cm" svg:y2="10.9cm" draw:start-shape="id21" draw:start-glue-point="4" draw:end-shape="id26" draw:end-glue-point="0" svg:d="M7709 11500v-600h-4400" svg:viewBox="0 0 4401 601">
          <text:p/>
        </draw:connector>
        <draw:connector draw:style-name="gr23" draw:text-style-name="P9" draw:layer="layout" draw:line-skew="0.198cm" svg:x1="12.209cm" svg:y1="14.2cm" svg:x2="7.709cm" svg:y2="14.2cm" draw:start-shape="id22" draw:start-glue-point="6" draw:end-shape="id21" draw:end-glue-point="6" svg:d="M12209 14200v700h-4500v-700" svg:viewBox="0 0 4501 701">
          <text:p text:style-name="P5"/>
        </draw:connector>
        <draw:connector draw:style-name="gr20" draw:text-style-name="P9" draw:layer="layout" svg:x1="17.009cm" svg:y1="18.8cm" svg:x2="18.859cm" svg:y2="12.85cm" draw:start-shape="id25" draw:start-glue-point="2" draw:end-shape="id23" draw:end-glue-point="7" svg:d="M17009 18800v501h2352v-6451h-502" svg:viewBox="0 0 2353 6452">
          <text:p/>
        </draw:connector>
        <draw:connector draw:style-name="gr20" draw:text-style-name="P9" draw:layer="layout" draw:line-skew="-0.299cm" svg:x1="17.009cm" svg:y1="11.5cm" svg:x2="12.209cm" svg:y2="11.5cm" draw:start-shape="id23" draw:start-glue-point="4" draw:end-shape="id22" draw:end-glue-point="4" svg:d="M17009 11500v-800h-4800v800" svg:viewBox="0 0 4801 801">
          <text:p/>
        </draw:connector>
        <draw:custom-shape draw:style-name="gr24" draw:text-style-name="P7" xml:id="id27" draw:id="id27" draw:layer="layout" svg:width="1.5cm" svg:height="0.8cm" svg:x="2.559cm" svg:y="15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0" draw:text-style-name="P9" draw:layer="layout" svg:x1="3.309cm" svg:y1="14.2cm" svg:x2="3.309cm" svg:y2="15.2cm" draw:start-shape="id20" draw:start-glue-point="6" draw:end-shape="id27" draw:end-glue-point="4" svg:d="M3309 14200v1000" svg:viewBox="0 0 1 1001">
          <text:p/>
        </draw:connector>
      </draw:page>
      <draw:page draw:name="page3" draw:style-name="dp1" draw:master-page-name="Padrão">
        <draw:custom-shape draw:style-name="gr25" draw:text-style-name="P7" xml:id="id37" draw:id="id37" draw:layer="layout" svg:width="1.5cm" svg:height="0.8cm" svg:x="2.75cm" svg:y="1.1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10" xml:id="id30" draw:id="id30" draw:layer="layout" svg:width="4.8cm" svg:height="3cm" svg:x="1.1cm" svg:y="3.1cm">
          <text:p text:style-name="P2"><text:span text:style-name="T2">Ler problem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0" xml:id="id28" draw:id="id28" draw:layer="layout" svg:width="4.1cm" svg:height="3.019cm" svg:x="1.452cm" svg:y="7.381cm">
          <text:p text:style-name="P2"><text:span text:style-name="T2">src→dst </text:span></text:p>
          <text:p text:style-name="P2"><text:span text:style-name="T2">&lt;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9" draw:layer="layout" svg:x1="5.552cm" svg:y1="8.891cm" svg:x2="6.452cm" svg:y2="8.891cm" draw:start-shape="id28" draw:start-glue-point="7" draw:end-shape="id29" draw:end-glue-point="6" svg:d="M5552 8891h900" svg:viewBox="0 0 901 1">
          <text:p/>
        </draw:connector>
        <draw:connector draw:style-name="gr20" draw:text-style-name="P9" xml:id="id31" draw:id="id31" draw:layer="layout" svg:x1="3.5cm" svg:y1="6.1cm" svg:x2="3.502cm" svg:y2="7.381cm" draw:start-shape="id30" draw:start-glue-point="6" draw:end-shape="id28" draw:end-glue-point="4" svg:d="M3500 6100v641h2v640" svg:viewBox="0 0 3 1282">
          <text:p/>
        </draw:connector>
        <draw:connector draw:style-name="gr20" draw:text-style-name="P9" draw:layer="layout" svg:x1="8.252cm" svg:y1="8.191cm" svg:x2="3.501cm" svg:y2="6.741cm" draw:start-shape="id29" draw:start-glue-point="5" draw:end-shape="id31" draw:end-glue-point="0" svg:d="M8252 8191v-1450h-4751" svg:viewBox="0 0 4752 1451">
          <text:p/>
        </draw:connector>
        <draw:custom-shape draw:style-name="gr28" draw:text-style-name="P10" xml:id="id32" draw:id="id32" draw:layer="layout" svg:width="3.6cm" svg:height="1.4cm" svg:x="1.702cm" svg:y="11.4cm">
          <text:p text:style-name="P2"><text:span text:style-name="T2">Encontrar vertice de partida</text:span>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svg:x1="3.502cm" svg:y1="10.4cm" svg:x2="3.502cm" svg:y2="11.4cm" draw:start-shape="id28" draw:start-glue-point="6" draw:end-shape="id32" draw:end-glue-point="0" svg:d="M3502 10400v1000" svg:viewBox="0 0 1 1001">
          <text:p/>
        </draw:connector>
        <draw:custom-shape draw:style-name="gr29" draw:text-style-name="P10" xml:id="id33" draw:id="id33" draw:layer="layout" svg:width="3.6cm" svg:height="1.4cm" svg:x="1.704cm" svg:y="14cm">
          <text:p text:style-name="P2"><text:span text:style-name="T2">Encontrar vertice de 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draw:layer="layout" svg:x1="3.502cm" svg:y1="12.8cm" svg:x2="3.504cm" svg:y2="14cm" draw:start-shape="id32" draw:start-glue-point="2" draw:end-shape="id33" draw:end-glue-point="0" svg:d="M3502 12800v600h2v600" svg:viewBox="0 0 3 1201">
          <text:p/>
        </draw:connector>
        <draw:custom-shape draw:style-name="gr30" draw:text-style-name="P10" xml:id="id34" draw:id="id34" draw:layer="layout" svg:width="3.6cm" svg:height="1.4cm" svg:x="1.7cm" svg:y="16.4cm">
          <text:p text:style-name="P2"><text:span text:style-name="T2">Calcular caminho mais cur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draw:layer="layout" svg:x1="3.504cm" svg:y1="15.4cm" svg:x2="3.5cm" svg:y2="16.4cm" draw:start-shape="id33" draw:start-glue-point="2" draw:end-shape="id34" draw:end-glue-point="0" svg:d="M3504 15400v500h-4v500" svg:viewBox="0 0 5 1001">
          <text:p/>
        </draw:connector>
        <draw:custom-shape draw:style-name="gr31" draw:text-style-name="P10" xml:id="id35" draw:id="id35" draw:layer="layout" svg:width="4.304cm" svg:height="2.966cm" svg:x="1.348cm" svg:y="18.834cm">
          <text:p text:style-name="P2"><text:span text:style-name="T2">Caminho <text:s/>exi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9" draw:layer="layout" svg:x1="3.5cm" svg:y1="17.8cm" svg:x2="3.5cm" svg:y2="18.834cm" draw:start-shape="id34" draw:start-glue-point="2" draw:end-shape="id35" draw:end-glue-point="4" svg:d="M3500 17800v1034" svg:viewBox="0 0 1 1035">
          <text:p/>
        </draw:connector>
        <draw:custom-shape draw:style-name="gr32" draw:text-style-name="P5" xml:id="id29" draw:id="id29" draw:layer="layout" svg:width="3.6cm" svg:height="1.4cm" svg:x="6.452cm" svg:y="8.191cm">
          <text:p text:style-name="P5">Escrever soluçã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9" draw:layer="layout" svg:x1="5.652cm" svg:y1="20.317cm" svg:x2="6.752cm" svg:y2="20.317cm" draw:start-shape="id35" draw:start-glue-point="7" svg:d="M5652 20317h1100" svg:viewBox="0 0 1101 1">
          <text:p/>
        </draw:connector>
        <draw:custom-shape draw:style-name="gr32" draw:text-style-name="P5" xml:id="id41" draw:id="id41" draw:layer="layout" svg:width="3.6cm" svg:height="1.4cm" svg:x="6.752cm" svg:y="19.6cm">
          <text:p text:style-name="P5">Solução não encontrad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5" xml:id="id36" draw:id="id36" draw:layer="layout" svg:width="3.6cm" svg:height="1.4cm" svg:x="1.699cm" svg:y="22.703cm">
          <text:p text:style-name="P5">Escrever caminh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9" draw:layer="layout" svg:x1="3.5cm" svg:y1="21.8cm" svg:x2="3.499cm" svg:y2="22.703cm" draw:start-shape="id35" draw:start-glue-point="6" draw:end-shape="id36" draw:end-glue-point="5" svg:d="M3500 21800v452h-1v451" svg:viewBox="0 0 2 904">
          <text:p/>
        </draw:connector>
        <draw:connector draw:style-name="gr20" draw:text-style-name="P9" draw:layer="layout" svg:x1="3.5cm" svg:y1="1.9cm" svg:x2="3.5cm" svg:y2="3.1cm" draw:start-shape="id37" draw:start-glue-point="6" draw:end-shape="id30" draw:end-glue-point="4" svg:d="M3500 1900v1200" svg:viewBox="0 0 1 1201">
          <text:p/>
        </draw:connector>
        <draw:custom-shape draw:style-name="gr33" draw:text-style-name="P7" xml:id="id38" draw:id="id38" draw:layer="layout" svg:width="1.5cm" svg:height="0.8cm" svg:x="2.749cm" svg:y="25.1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0" draw:text-style-name="P9" xml:id="id40" draw:id="id40" draw:layer="layout" svg:x1="3.499cm" svg:y1="24.103cm" svg:x2="3.499cm" svg:y2="25.1cm" draw:start-shape="id36" draw:start-glue-point="7" draw:end-shape="id38" draw:end-glue-point="4" svg:d="M3499 24103v997" svg:viewBox="0 0 1 998">
          <text:p/>
        </draw:connector>
        <draw:connector draw:style-name="gr34" draw:text-style-name="P5" xml:id="id39" draw:id="id39" draw:layer="layout" svg:x1="8.252cm" svg:y1="9.591cm" svg:x2="11.139cm" svg:y2="22.813cm" draw:start-shape="id29" draw:start-glue-point="7" svg:d="M8252 9591v6862h2887v6360" svg:viewBox="0 0 2888 13223">
          <text:p/>
        </draw:connector>
        <draw:connector draw:style-name="gr20" draw:text-style-name="P9" draw:layer="layout" draw:line-skew="1.142cm" svg:x1="11.139cm" svg:y1="22.813cm" svg:x2="3.499cm" svg:y2="24.601cm" draw:start-shape="id39" draw:start-glue-point="3" draw:end-shape="id40" draw:end-glue-point="0" svg:d="M11139 22813v1787h-7640v1" svg:viewBox="0 0 7641 1789">
          <text:p/>
        </draw:connector>
        <draw:connector draw:style-name="gr20" draw:text-style-name="P9" draw:layer="layout" draw:line-skew="2.048cm" svg:x1="8.552cm" svg:y1="21cm" svg:x2="3.499cm" svg:y2="24.601cm" draw:start-shape="id41" draw:start-glue-point="7" draw:end-shape="id40" draw:end-glue-point="0" svg:d="M8552 21000v3600h-5053v1" svg:viewBox="0 0 5054 3602">
          <text:p/>
        </draw:connector>
        <draw:frame draw:style-name="gr35" draw:text-style-name="P11" xml:id="id42" draw:id="id42" draw:layer="layout" svg:width="3.3cm" svg:height="0.8cm" svg:x="4.6cm" svg:y="15.7cm">
          <draw:text-box>
            <text:p>shortest_path()</text:p>
          </draw:text-box>
        </draw:frame>
        <draw:connector draw:style-name="gr36" draw:text-style-name="P5" draw:layer="layout" svg:x1="5.3cm" svg:y1="17.1cm" svg:x2="6.25cm" svg:y2="16.5cm" draw:start-shape="id34" draw:start-glue-point="1" draw:end-shape="id42" draw:end-glue-point="2" svg:d="M5300 17100h950v-600" svg:viewBox="0 0 951 601">
          <text:p/>
        </draw:connector>
      </draw:page>
      <draw:page draw:name="page4" draw:style-name="dp1" draw:master-page-name="Padrão">
        <draw:custom-shape draw:style-name="gr37" draw:text-style-name="P7" xml:id="id43" draw:id="id43" draw:layer="layout" svg:width="1.5cm" svg:height="0.8cm" svg:x="2.945cm" svg:y="1.8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8" draw:text-style-name="P12" xml:id="id44" draw:id="id44" draw:layer="layout" svg:width="3.6cm" svg:height="2.115cm" svg:x="1.895cm" svg:y="3.585cm">
          <text:p text:style-name="P2"><text:span text:style-name="T3">Inicializar: </text:span></text:p>
          <text:p text:style-name="P2"><text:span text:style-name="T3">fila prioritaria;</text:span></text:p>
          <text:p text:style-name="P2"><text:span text:style-name="T3"><text:s/></text:span><text:span text:style-name="T3">st[ ] = -1;</text:span></text:p>
          <text:p text:style-name="P2"><text:span text:style-name="T3">Wt[ ] = MAX_WT;</text:span></text:p>
          <draw:enhanced-geometry svg:viewBox="0 0 21600 21600" draw:type="rectangle" draw:enhanced-path="M 0 0 L 21600 0 21600 21600 0 21600 0 0 Z N"/>
        </draw:custom-shape>
        <draw:connector draw:style-name="gr20" draw:text-style-name="P13" draw:layer="layout" svg:x1="3.695cm" svg:y1="2.6cm" svg:x2="3.695cm" svg:y2="3.585cm" draw:start-shape="id43" draw:start-glue-point="6" draw:end-shape="id44" draw:end-glue-point="0" svg:d="M3695 2600v985" svg:viewBox="0 0 1 986">
          <text:p/>
        </draw:connector>
        <draw:custom-shape draw:style-name="gr39" draw:text-style-name="P12" xml:id="id50" draw:id="id50" draw:layer="layout" svg:width="3.6cm" svg:height="1.6cm" svg:x="1.895cm" svg:y="6.5cm">
          <text:p text:style-name="P2"><text:span text:style-name="T3">Inserir vertice de partida na fila</text:span></text:p>
          <text:p text:style-name="P2"><text:span text:style-name="T3">wt[src] = 0;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xml:id="id45" draw:id="id45" draw:layer="layout" svg:width="3.6cm" svg:height="1.3cm" svg:x="1.896cm" svg:y="13.7cm">
          <text:p text:style-name="P2"><text:span text:style-name="T3">Libertar memó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7" xml:id="id46" draw:id="id46" draw:layer="layout" svg:width="1.5cm" svg:height="0.8cm" svg:x="2.944cm" svg:y="16.1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2" draw:text-style-name="P12" xml:id="id48" draw:id="id48" draw:layer="layout" svg:width="4.2cm" svg:height="1.4cm" svg:x="6.9cm" svg:y="3.596cm">
          <text:p text:style-name="P2"><text:span text:style-name="T3">Remover elemento V mais prioritário da he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xml:id="id49" draw:id="id49" draw:layer="layout" svg:width="4.4cm" svg:height="2.6cm" svg:x="6.8cm" svg:y="5.8cm">
          <text:p text:style-name="P2"><text:span text:style-name="T3">V é o vertice de partida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4" xml:id="id51" draw:id="id51" draw:layer="layout" svg:width="3.6cm" svg:height="1.039cm" svg:x="7.2cm" svg:y="9.2cm">
          <text:p text:style-name="P14">Obter próximo adjacente A de V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2" xml:id="id47" draw:id="id47" draw:layer="layout" svg:width="4.4cm" svg:height="2.6cm" svg:x="1.495cm" svg:y="8.996cm">
          <text:p text:style-name="P2"><text:span text:style-name="T4">Fila vazi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2" xml:id="id53" draw:id="id53" draw:layer="layout" svg:width="4.8cm" svg:height="2.6cm" svg:x="6.6cm" svg:y="14.5cm">
          <text:p text:style-name="P2"><text:span text:style-name="T4">src→A &gt; max_weigh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2" xml:id="id52" draw:id="id52" draw:layer="layout" svg:width="4.6cm" svg:height="2.6cm" svg:x="6.7cm" svg:y="11.1cm">
          <text:p text:style-name="P2"><text:span text:style-name="T4">Nenhum adjacente A encontr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12" xml:id="id54" draw:id="id54" draw:layer="layout" svg:width="4.4cm" svg:height="2.6cm" svg:x="12.114cm" svg:y="3.1cm">
          <text:p text:style-name="P2"><text:span text:style-name="T4">src→V + V→A &lt; src→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2" xml:id="id55" draw:id="id55" draw:layer="layout" svg:width="3.6cm" svg:height="1.3cm" svg:x="12.514cm" svg:y="6.2cm">
          <text:p text:style-name="P2"><text:span text:style-name="T3">Atualizar a distância de src→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xml:id="id56" draw:id="id56" draw:layer="layout" svg:width="3.6cm" svg:height="1.3cm" svg:x="12.514cm" svg:y="8.3cm">
          <text:p text:style-name="P2"><text:span text:style-name="T3">Marcar A como visitado por 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2" xml:id="id57" draw:id="id57" draw:layer="layout" svg:width="4.4cm" svg:height="2.6cm" svg:x="12.114cm" svg:y="10.3cm">
          <text:p text:style-name="P2"><text:span text:style-name="T3">A está na fila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2" xml:id="id58" draw:id="id58" draw:layer="layout" svg:width="3.6cm" svg:height="1.3cm" svg:x="15.056cm" svg:y="14.1cm">
          <text:p text:style-name="P2"><text:span text:style-name="T3">Incrementar a prioridade de 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xml:id="id59" draw:id="id59" draw:layer="layout" svg:width="3.6cm" svg:height="1.3cm" svg:x="15.106cm" svg:y="15.9cm">
          <text:p text:style-name="P2"><text:span text:style-name="T3">Inserir A na fi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draw:layer="layout" svg:x1="3.696cm" svg:y1="15cm" svg:x2="3.694cm" svg:y2="16.1cm" draw:start-shape="id45" draw:start-glue-point="2" draw:end-shape="id46" draw:end-glue-point="4" svg:d="M3696 15000v550h-2v550" svg:viewBox="0 0 3 1101">
          <text:p/>
        </draw:connector>
        <draw:connector draw:style-name="gr20" draw:text-style-name="P9" draw:layer="layout" draw:line-skew="-0.198cm -0.195cm" svg:x1="5.895cm" svg:y1="10.296cm" svg:x2="9cm" svg:y2="3.596cm" draw:start-shape="id47" draw:start-glue-point="7" draw:end-shape="id48" draw:end-glue-point="0" svg:d="M5895 10296h305v-7396h2800v696" svg:viewBox="0 0 3106 7397">
          <text:p/>
        </draw:connector>
        <draw:connector draw:style-name="gr20" draw:text-style-name="P9" draw:layer="layout" svg:x1="9cm" svg:y1="4.996cm" svg:x2="9cm" svg:y2="5.8cm" draw:start-shape="id48" draw:start-glue-point="2" draw:end-shape="id49" draw:end-glue-point="4" svg:d="M9000 4996v804" svg:viewBox="0 0 1 805">
          <text:p/>
        </draw:connector>
        <draw:connector draw:style-name="gr20" draw:text-style-name="P9" draw:layer="layout" svg:x1="3.695cm" svg:y1="5.7cm" svg:x2="3.695cm" svg:y2="6.5cm" draw:start-shape="id44" draw:start-glue-point="2" draw:end-shape="id50" draw:end-glue-point="0" svg:d="M3695 5700v800" svg:viewBox="0 0 1 801">
          <text:p/>
        </draw:connector>
        <draw:connector draw:style-name="gr20" draw:text-style-name="P9" draw:layer="layout" svg:x1="3.695cm" svg:y1="8.1cm" svg:x2="3.695cm" svg:y2="8.996cm" draw:start-shape="id50" draw:start-glue-point="2" draw:end-shape="id47" draw:end-glue-point="4" svg:d="M3695 8100v896" svg:viewBox="0 0 1 897">
          <text:p/>
        </draw:connector>
        <draw:connector draw:style-name="gr20" draw:text-style-name="P9" draw:layer="layout" svg:x1="9cm" svg:y1="8.4cm" svg:x2="9cm" svg:y2="9.2cm" draw:start-shape="id49" draw:start-glue-point="6" draw:end-shape="id51" draw:end-glue-point="0" svg:d="M9000 8400v800" svg:viewBox="0 0 1 801">
          <text:p/>
        </draw:connector>
        <draw:connector draw:style-name="gr20" draw:text-style-name="P9" draw:layer="layout" svg:x1="9cm" svg:y1="10.239cm" svg:x2="9cm" svg:y2="11.1cm" draw:start-shape="id51" draw:start-glue-point="2" draw:end-shape="id52" draw:end-glue-point="4" svg:d="M9000 10239v861" svg:viewBox="0 0 1 862">
          <text:p/>
        </draw:connector>
        <draw:connector draw:style-name="gr20" draw:text-style-name="P9" draw:layer="layout" svg:x1="9cm" svg:y1="13.7cm" svg:x2="9cm" svg:y2="14.5cm" draw:start-shape="id52" draw:start-glue-point="6" draw:end-shape="id53" draw:end-glue-point="4" svg:d="M9000 13700v800" svg:viewBox="0 0 1 801">
          <text:p/>
        </draw:connector>
        <draw:connector draw:style-name="gr20" draw:text-style-name="P9" draw:layer="layout" draw:line-skew="0.098cm" svg:x1="11.3cm" svg:y1="12.4cm" svg:x2="10.8cm" svg:y2="9.719cm" draw:start-shape="id52" draw:start-glue-point="7" draw:end-shape="id51" draw:end-glue-point="1" svg:d="M11300 12400h600v-2681h-1100" svg:viewBox="0 0 1101 2682">
          <text:p/>
        </draw:connector>
        <draw:connector draw:style-name="gr20" draw:text-style-name="P9" draw:layer="layout" draw:line-skew="0.698cm 2.984cm -0.099cm" svg:x1="9cm" svg:y1="17.1cm" svg:x2="14.314cm" svg:y2="3.1cm" draw:start-shape="id53" draw:start-glue-point="6" draw:end-shape="id54" draw:end-glue-point="4" svg:d="M9000 17100v1200h11000v-15800h-5686v600" svg:viewBox="0 0 11001 15801">
          <text:p/>
        </draw:connector>
        <draw:connector draw:style-name="gr20" draw:text-style-name="P9" xml:id="id60" draw:id="id60" draw:layer="layout" draw:line-skew="-0.102cm" svg:x1="9cm" svg:y1="17.1cm" svg:x2="10.8cm" svg:y2="9.719cm" draw:start-shape="id53" draw:start-glue-point="6" draw:end-shape="id51" draw:end-glue-point="1" svg:d="M9000 17100v400h2902v-7781h-1102" svg:viewBox="0 0 2903 7782">
          <text:p/>
        </draw:connector>
        <draw:connector draw:style-name="gr20" draw:text-style-name="P9" draw:layer="layout" svg:x1="14.314cm" svg:y1="5.7cm" svg:x2="14.314cm" svg:y2="6.2cm" draw:start-shape="id54" draw:start-glue-point="6" draw:end-shape="id55" draw:end-glue-point="0" svg:d="M14314 5700v500" svg:viewBox="0 0 1 501">
          <text:p/>
        </draw:connector>
        <draw:connector draw:style-name="gr20" draw:text-style-name="P9" draw:layer="layout" svg:x1="14.314cm" svg:y1="9.6cm" svg:x2="14.314cm" svg:y2="10.3cm" draw:start-shape="id56" draw:start-glue-point="2" draw:end-shape="id57" draw:end-glue-point="4" svg:d="M14314 9600v700" svg:viewBox="0 0 1 701">
          <text:p/>
        </draw:connector>
        <draw:connector draw:style-name="gr20" draw:text-style-name="P9" draw:layer="layout" draw:line-skew="-0.16cm" svg:x1="16.514cm" svg:y1="11.6cm" svg:x2="16.856cm" svg:y2="14.1cm" draw:start-shape="id57" draw:start-glue-point="7" draw:end-shape="id58" draw:end-glue-point="0" svg:d="M16514 11600h342v1901 599" svg:viewBox="0 0 343 2501">
          <text:p/>
        </draw:connector>
        <draw:connector draw:style-name="gr20" draw:text-style-name="P9" draw:layer="layout" svg:x1="14.314cm" svg:y1="12.9cm" svg:x2="15.106cm" svg:y2="16.55cm" draw:start-shape="id57" draw:start-glue-point="6" draw:end-shape="id59" draw:end-glue-point="3" svg:d="M14314 12900v3650h792" svg:viewBox="0 0 793 3651">
          <text:p/>
        </draw:connector>
        <draw:connector draw:style-name="gr36" draw:text-style-name="P5" draw:layer="layout" draw:line-skew="-0.007cm -0.501cm" svg:x1="18.706cm" svg:y1="16.55cm" svg:x2="11.902cm" svg:y2="17.5cm" draw:start-shape="id59" draw:start-glue-point="1" draw:end-shape="id60" draw:end-glue-point="0" svg:d="M18706 16550h494v950h-7298" svg:viewBox="0 0 7299 951">
          <text:p/>
        </draw:connector>
        <draw:connector draw:style-name="gr36" draw:text-style-name="P5" draw:layer="layout" draw:line-skew="0.043cm" svg:x1="18.656cm" svg:y1="14.75cm" svg:x2="11.902cm" svg:y2="17.5cm" draw:start-shape="id58" draw:start-glue-point="1" draw:end-shape="id60" draw:end-glue-point="0" svg:d="M18656 14750h544v2750h-7298" svg:viewBox="0 0 7299 2751">
          <text:p/>
        </draw:connector>
        <draw:connector draw:style-name="gr36" draw:text-style-name="P5" draw:layer="layout" draw:line-skew="2.184cm" svg:x1="16.514cm" svg:y1="4.4cm" svg:x2="11.902cm" svg:y2="17.5cm" draw:start-shape="id54" draw:start-glue-point="7" draw:end-shape="id60" draw:end-glue-point="0" svg:d="M16514 4400h2686v13100h-7298" svg:viewBox="0 0 7299 13101">
          <text:p/>
        </draw:connector>
        <draw:connector draw:style-name="gr36" draw:text-style-name="P5" draw:layer="layout" svg:x1="11.4cm" svg:y1="15.8cm" svg:x2="10.8cm" svg:y2="9.719cm" draw:start-shape="id53" draw:start-glue-point="7" draw:end-shape="id51" draw:end-glue-point="1" svg:d="M11400 15800h502v-6081h-1102" svg:viewBox="0 0 1103 6082">
          <text:p/>
        </draw:connector>
        <draw:connector draw:style-name="gr20" draw:text-style-name="P9" draw:layer="layout" svg:x1="3.695cm" svg:y1="11.596cm" svg:x2="3.696cm" svg:y2="13.7cm" draw:start-shape="id47" draw:start-glue-point="6" draw:end-shape="id45" draw:end-glue-point="0" svg:d="M3695 11596v1053h1v1051" svg:viewBox="0 0 2 2105">
          <text:p/>
        </draw:connector>
        <draw:connector draw:style-name="gr20" draw:text-style-name="P9" draw:layer="layout" draw:line-skew="0.352cm" svg:x1="6.8cm" svg:y1="7.1cm" svg:x2="5.496cm" svg:y2="14.35cm" draw:start-shape="id49" draw:start-glue-point="5" draw:end-shape="id45" svg:d="M6800 7100h-300v7250h-1004" svg:viewBox="0 0 1305 7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19:36:39.204521701</meta:creation-date>
    <dc:date>2016-12-12T15:12:27.755968227</dc:date>
    <meta:editing-duration>PT56M44S</meta:editing-duration>
    <meta:editing-cycles>11</meta:editing-cycles>
    <meta:generator>LibreOffice/5.2.3.3$Linux_X86_64 LibreOffice_project/20m0$Build-3</meta:generator>
    <meta:document-statistic meta:object-count="118"/>
  </office:meta>
</office:document-meta>
</file>